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79167" officeooo:paragraph-rsid="00079167"/>
    </style:style>
    <style:style style:name="P2" style:family="paragraph" style:parent-style-name="Standard">
      <style:text-properties officeooo:rsid="00079167" officeooo:paragraph-rsid="000b31cb"/>
    </style:style>
    <style:style style:name="P3" style:family="paragraph" style:parent-style-name="Standard">
      <style:text-properties fo:font-weight="bold" officeooo:rsid="000b31cb" style:font-weight-asian="bold" style:font-weight-complex="bold"/>
    </style:style>
    <style:style style:name="P4" style:family="paragraph" style:parent-style-name="Standard">
      <style:text-properties fo:font-weight="bold" officeooo:rsid="000b31cb" officeooo:paragraph-rsid="000b31cb" style:font-weight-asian="bold" style:font-weight-complex="bold"/>
    </style:style>
    <style:style style:name="P5" style:family="paragraph" style:parent-style-name="Standard">
      <style:text-properties officeooo:rsid="000b34a9" officeooo:paragraph-rsid="000b34a9"/>
    </style:style>
    <style:style style:name="P6" style:family="paragraph" style:parent-style-name="Standard">
      <style:text-properties officeooo:rsid="00079167" officeooo:paragraph-rsid="00079167"/>
    </style:style>
    <style:style style:name="P7" style:family="paragraph" style:parent-style-name="Standard">
      <style:text-properties fo:font-weight="bold" officeooo:rsid="000b34a9" officeooo:paragraph-rsid="000b34a9" style:font-weight-asian="bold" style:font-weight-complex="bold"/>
    </style:style>
    <style:style style:name="P8" style:family="paragraph" style:parent-style-name="Standard">
      <style:text-properties fo:font-weight="bold" officeooo:rsid="000fbe4a" officeooo:paragraph-rsid="000fbe4a" style:font-weight-asian="bold" style:font-weight-complex="bold"/>
    </style:style>
    <style:style style:name="P9" style:family="paragraph" style:parent-style-name="Standard">
      <style:text-properties fo:font-weight="bold" officeooo:rsid="00172670" officeooo:paragraph-rsid="00172670" style:font-weight-asian="bold" style:font-weight-complex="bold"/>
    </style:style>
    <style:style style:name="P10" style:family="paragraph" style:parent-style-name="Standard">
      <style:text-properties fo:font-weight="bold" officeooo:rsid="00192cc8" officeooo:paragraph-rsid="00192cc8" style:font-weight-asian="bold" style:font-weight-complex="bold"/>
    </style:style>
    <style:style style:name="P11" style:family="paragraph" style:parent-style-name="Standard">
      <style:text-properties fo:font-weight="bold" officeooo:rsid="001afe90" officeooo:paragraph-rsid="001afe90" style:font-weight-asian="bold" style:font-weight-complex="bold"/>
    </style:style>
    <style:style style:name="P12" style:family="paragraph" style:parent-style-name="Standard">
      <style:text-properties officeooo:rsid="000c5bb3" officeooo:paragraph-rsid="000c5bb3"/>
    </style:style>
    <style:style style:name="P13" style:family="paragraph" style:parent-style-name="Standard">
      <style:text-properties officeooo:rsid="000c8797" officeooo:paragraph-rsid="000c8797"/>
    </style:style>
    <style:style style:name="P14" style:family="paragraph" style:parent-style-name="Standard">
      <style:text-properties officeooo:rsid="000fbe4a" officeooo:paragraph-rsid="000fbe4a"/>
    </style:style>
    <style:style style:name="P15" style:family="paragraph" style:parent-style-name="Standard">
      <style:text-properties officeooo:rsid="000fbe4a" officeooo:paragraph-rsid="00172670"/>
    </style:style>
    <style:style style:name="P16" style:family="paragraph" style:parent-style-name="Standard">
      <style:text-properties officeooo:rsid="0013007c" officeooo:paragraph-rsid="0013007c"/>
    </style:style>
    <style:style style:name="P17" style:family="paragraph" style:parent-style-name="Standard">
      <style:text-properties fo:font-style="normal" fo:font-weight="normal" officeooo:rsid="000b34a9" officeooo:paragraph-rsid="000b34a9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officeooo:rsid="0015a9cf" officeooo:paragraph-rsid="0015a9cf"/>
    </style:style>
    <style:style style:name="P19" style:family="paragraph" style:parent-style-name="Standard">
      <style:text-properties officeooo:rsid="00172670" officeooo:paragraph-rsid="00172670"/>
    </style:style>
    <style:style style:name="P20" style:family="paragraph" style:parent-style-name="Standard">
      <style:text-properties officeooo:rsid="00192cc8" officeooo:paragraph-rsid="00192cc8"/>
    </style:style>
    <style:style style:name="P21" style:family="paragraph" style:parent-style-name="Standard">
      <style:text-properties officeooo:rsid="001afe90" officeooo:paragraph-rsid="001afe90"/>
    </style:style>
    <style:style style:name="P22" style:family="paragraph" style:parent-style-name="Standard">
      <style:text-properties officeooo:rsid="001deabb" officeooo:paragraph-rsid="001deabb"/>
    </style:style>
    <style:style style:name="P23" style:family="paragraph" style:parent-style-name="Standard">
      <style:text-properties officeooo:rsid="001f981d" officeooo:paragraph-rsid="001f981d"/>
    </style:style>
    <style:style style:name="T1" style:family="text">
      <style:text-properties officeooo:rsid="00059dbc"/>
    </style:style>
    <style:style style:name="T2" style:family="text">
      <style:text-properties officeooo:rsid="00076dde"/>
    </style:style>
    <style:style style:name="T3" style:family="text">
      <style:text-properties officeooo:rsid="000d403d"/>
    </style:style>
    <style:style style:name="T4" style:family="text">
      <style:text-properties officeooo:rsid="000fbe4a"/>
    </style:style>
    <style:style style:name="T5" style:family="text">
      <style:text-properties officeooo:rsid="0011a69e"/>
    </style:style>
    <style:style style:name="T6" style:family="text">
      <style:text-properties officeooo:rsid="0018a13e"/>
    </style:style>
    <style:style style:name="T7" style:family="text">
      <style:text-properties officeooo:rsid="001afe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apositiva 1, 2</text:p>
      <text:p text:style-name="Standard">Como responsable del departamento de informática de una Empresa Cárnica, me encontré</text:p>
      <text:p text:style-name="Standard">con el problema de encontrar una solución que satisficiera las necesidades para la gestión del día a</text:p>
      <text:p text:style-name="Standard">día de la empresa. En esta búsqueda encontré bastantes soluciones comerciales, <text:span text:style-name="T1">de las que solo se </text:span></text:p>
      <text:p text:style-name="Standard">aprovecharían un 40% del total de las funcion<text:span text:style-name="T1">alidades que implementa, ademas de la carencia de otras funcionalidades que serian necesarias para la gestión de nuestra empresa.</text:span></text:p>
      <text:p text:style-name="Standard"/>
      <text:p text:style-name="P4">Diapositiva 3,4 </text:p>
      <text:p text:style-name="Standard">El principal problema de estas soluciones comerciales es el coste de la licencia que poseen,</text:p>
      <text:p text:style-name="Standard">así como de los altos requisitos hardware y software que necesitan. Muchas de estas soluciones</text:p>
      <text:p text:style-name="Standard">están basadas en Microsoft Dynamics, ademas de la necesidad del uso de Sistemas de Gestión de</text:p>
      <text:p text:style-name="Standard">Base de Datos (SGBD) como Microsoft Sql Server u Oracle, las cuales tienen un coste de licencia</text:p>
      <text:p text:style-name="Standard">bastante alto. Estos SGBD requieren estar instaladas sobre sistemas Windows y algunas de estas</text:p>
      <text:p text:style-name="Standard">soluciones sobre versiones Windows Server donde la licencia <text:span text:style-name="T2">es costosa.</text:span></text:p>
      <text:p text:style-name="P3"/>
      <text:p text:style-name="Standard">Este software tiene un gran problema a la hora de la resolución de problemas o de añadir</text:p>
      <text:p text:style-name="Standard">nuevas funcionalidades y es que estas en manos de la empresa creadora del software, ya que si</text:p>
      <text:p text:style-name="Standard">encuentras un problema probablemente tarde mucho tiempo en ser corregido o si necesitas una</text:p>
      <text:p text:style-name="Standard">nueva funcionalidad que te la añadan a corto plazo puede ser imposible que la añadan, incluso a</text:p>
      <text:p text:style-name="Standard">largo plazo.</text:p>
      <text:p text:style-name="Standard"/>
      <text:p text:style-name="P4">Diapositiva <text:span text:style-name="T5">6</text:span></text:p>
      <text:p text:style-name="P1">El principal objetivo de este proyecto es hacer un software reducido y funcional que cubra las</text:p>
      <text:p text:style-name="P1">necesidades diarias de una Pyme, estas aplicaciones aunque son Software Libre, son bastante</text:p>
      <text:p text:style-name="P1">extensas y el usuario puede perderse entre tanta opción, módulos, etc .. como poseen.</text:p>
      <text:p text:style-name="P1"/>
      <text:p text:style-name="P2">El problema real es crear una solución basada en GNU/Linux y software libre para la gestión</text:p>
      <text:p text:style-name="P2">de una Pyme Cárnica o Pymes relacionadas con la industria alimentaria.</text:p>
      <text:p text:style-name="P1">Esta solución cubriría las funcionalidades básicas para la gestión diaria, se desarrollara lo</text:p>
      <text:p text:style-name="P1">necesario para trabajo diario de la empresa, ademas de poder ser instalada en equipos con pocos</text:p>
      <text:p text:style-name="P1">recursos. Debido a la cantidad de funcionalidades que suelen implementar un ERP, en este trabajo</text:p>
      <text:p text:style-name="P1">vamos a comenzar su desarrollo que se irá completando fuera de este trabajo.</text:p>
      <text:p text:style-name="P1"/>
      <text:p text:style-name="P7">Diapositiva <text:span text:style-name="T5">7,</text:span>8,<text:span text:style-name="T4">9,10</text:span></text:p>
      <text:p text:style-name="P17">El análisis de los requisitos es el proceso del estudio de las necesidades del usuario para</text:p>
      <text:p text:style-name="P17">llegar una definición de requisitos del sistema. Los requisitos son condiciones o capacidad que</text:p>
      <text:p text:style-name="P17">necesita el usuario para poder dar solución a un problema o conseguir un objetivo determinado</text:p>
      <text:p text:style-name="P5">Para la representacion del analisis del problema hemos usado UML, donde hemos definido los casos de uso que vamos a englobar dentro de nuestro trabajo.</text:p>
      <text:p text:style-name="P12">Como ejemplo de caso de uso vemos el CU0.<text:span text:style-name="T3">1</text:span>:<text:span text:style-name="T3">Gestion de Articulos</text:span></text:p>
      <text:p text:style-name="P13">Donde vemos a los actores que interactuan con el sistema asi como los flujos de datos que fluyen en el sistema <text:span text:style-name="T3">tanto de entrada como de salida.</text:span></text:p>
      <text:p text:style-name="P16">Y los diferentes subcaso de cada caso.</text:p>
      <text:p text:style-name="P13"/>
      <text:p text:style-name="P8">Diapositiva 1<text:span text:style-name="T5">1,12</text:span></text:p>
      <text:p text:style-name="P14">Una vez definido el análisis del sistema, procedemos a profundizar en el diseño de la</text:p>
      <text:p text:style-name="P14">aplicación . El diseño del sistema es la estrategia de alto nivel para poder resolver el problema y</text:p>
      <text:p text:style-name="P14">construir una solución. Incluyendo decisiones acerca de la organización del sistema en subsistemas</text:p>
      <text:p text:style-name="P14">para comprender la mejora de la estructura del sistema, decisiones fundamentales de conceptos y de</text:p>
      <text:p text:style-name="P14">política que son las que constituyen un marco de trabajo para el diseño detallado del sistema.</text:p>
      <text:p text:style-name="P14"><text:soft-page-break/>Para ello se va a utilizar diagramas de actividad, los cuales muestran el flujo de trabajo y</text:p>
      <text:p text:style-name="P15">operaciones de los componentes del sistema. </text:p>
      <text:p text:style-name="P18"/>
      <text:p text:style-name="P9">Diapositiva 13</text:p>
      <text:p text:style-name="P19"/>
      <text:p text:style-name="P19">El modelo de datos entidad-relación <text:s/><text:span text:style-name="T6">he </text:span><text:s/>utiliza<text:span text:style-name="T6">do</text:span> la representación de Chen, ya que es una representación fácilmente comprensible.</text:p>
      <text:p text:style-name="P19"/>
      <text:p text:style-name="P10">Diapositiva 14</text:p>
      <text:p text:style-name="P20"/>
      <text:p text:style-name="P20"><text:span text:style-name="T7">La Interfaz debe m</text:span>ostrar de una manera visual de que elementos consta dicha interfaz y de que manera están</text:p>
      <text:p text:style-name="P20">distribuidos.</text:p>
      <text:p text:style-name="P20">La interfaz es una de las partes mas importantes del proyecto software , ya que es el medio a</text:p>
      <text:p text:style-name="P20">través del cual el usuario se comunica con el sistema para el intercambio de información. La</text:p>
      <text:p text:style-name="P20">interfaz de un sistema debe cumplir una serie de propiedades estilísticas y de ergonomía que</text:p>
      <text:p text:style-name="P20">faciliten la interacción hombre-maquina y hagan el sistema mas atractivo para los</text:p>
      <text:p text:style-name="P20">usuarios.</text:p>
      <text:p text:style-name="P20">Vamos a realizar una interfaz sencilla e intuitiva, con el fin de que los usuarios puedan</text:p>
      <text:p text:style-name="P20">cumplir sus cometidos.</text:p>
      <text:p text:style-name="P20">Par conseguir los objetivos la interfaz debe cumplir:</text:p>
      <text:p text:style-name="P20">Debe ser rápida, sencilla y directa, con el fin de facilitar la interacción con la misma.</text:p>
      <text:p text:style-name="P20">• Legibilidad, el color y el tamaño de los textos debe poder leerse sin ningún problema.</text:p>
      <text:p text:style-name="P20">• Se deberán usar nombres descriptivos para facilitar la comprensión de su función.</text:p>
      <text:p text:style-name="P20">• Cuando ocurra un error, se notificara al usuario de forma clara y concisa, para que pued</text:p>
      <text:p text:style-name="P20"/>
      <text:p text:style-name="P11">Diapositiva 15</text:p>
      <text:p text:style-name="P21"/>
      <text:p text:style-name="P21">Las pruebas de software es un elemento critico para la calidad del producto y representa un</text:p>
      <text:p text:style-name="P21">ultimo repaso de las especificaciones de diseño y codificación.</text:p>
      <text:p text:style-name="P22">Para lo cual hemos diseñado un total de 52 pruebas</text:p>
      <text:p text:style-name="P23">Ejemplo </text:p>
      <text:p text:style-name="P23">1 diseño de la prueba</text:p>
      <text:p text:style-name="P23">2 Escenario de la prueba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1:36:44.137664394</meta:creation-date>
    <meta:generator>LibreOffice/5.4.5.1$Linux_X86_64 LibreOffice_project/40m0$Build-1</meta:generator>
    <dc:date>2018-03-05T11:11:03.917303392</dc:date>
    <meta:editing-duration>PT4H3M6S</meta:editing-duration>
    <meta:editing-cycles>26</meta:editing-cycles>
    <meta:document-statistic meta:table-count="0" meta:image-count="0" meta:object-count="0" meta:page-count="2" meta:paragraph-count="68" meta:word-count="821" meta:character-count="4962" meta:non-whitespace-character-count="4203"/>
  </office:meta>
</office:document-meta>
</file>